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164cm"/>
    </style:style>
    <style:style style:name="co4" style:family="table-column">
      <style:table-column-properties fo:break-before="auto" style:column-width="0.831cm"/>
    </style:style>
    <style:style style:name="co5" style:family="table-column">
      <style:table-column-properties fo:break-before="auto" style:column-width="2cm"/>
    </style:style>
    <style:style style:name="co6" style:family="table-column">
      <style:table-column-properties fo:break-before="auto" style:column-width="0.915cm"/>
    </style:style>
    <style:style style:name="co7" style:family="table-column">
      <style:table-column-properties fo:break-before="auto" style:column-width="1.386cm"/>
    </style:style>
    <style:style style:name="co8" style:family="table-column">
      <style:table-column-properties fo:break-before="auto" style:column-width="1.942cm"/>
    </style:style>
    <style:style style:name="co9" style:family="table-column">
      <style:table-column-properties fo:break-before="auto" style:column-width="0.942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1.49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7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8" style:family="table-cell" style:parent-style-name="Default" style:data-style-name="N108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9" style:family="table-cell" style:parent-style-name="Default" style:data-style-name="N108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2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9" style:family="table-cell" style:parent-style-name="Default" style:data-style-name="N108">
      <style:table-cell-properties fo:border="0.002cm solid #000000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style:font-name="Arial1" fo:font-size="10pt" style:font-name-asian="Arial1" style:font-size-asian="10pt" style:font-name-complex="Arial1" style:font-size-complex="10pt"/>
    </style:style>
  </office:automatic-styles>
  <office:body>
    <office:spreadsheet>
      <table:table table:name="Лист1" table:style-name="ta1" table:print="false">
        <table:table-column table:style-name="co1" table:default-cell-style-name="ce3"/>
        <table:table-column table:style-name="co2" table:default-cell-style-name="ce8"/>
        <table:table-column table:style-name="co2" table:default-cell-style-name="ce12"/>
        <table:table-column table:style-name="co3" table:default-cell-style-name="Default"/>
        <table:table-column table:style-name="co4" table:default-cell-style-name="ce16"/>
        <table:table-column table:style-name="co5" table:default-cell-style-name="ce16"/>
        <table:table-column table:style-name="co5" table:default-cell-style-name="ce19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row table:style-name="ro1">
          <table:table-cell table:style-name="Default"/>
          <table:table-cell table:style-name="ce5" office:value-type="string">
            <text:p>k = </text:p>
          </table:table-cell>
          <table:table-cell table:style-name="ce10" office:value-type="float" office:value="0.4">
            <text:p>0,4</text:p>
          </table:table-cell>
          <table:table-cell/>
          <table:table-cell table:style-name="ce14"/>
          <table:table-cell table:style-name="ce17" office:value-type="string">
            <text:p>а = </text:p>
          </table:table-cell>
          <table:table-cell table:style-name="ce18" office:value-type="float" office:value="1.5">
            <text:p>1,5</text:p>
          </table:table-cell>
          <table:table-cell table:number-columns-repeated="8"/>
        </table:table-row>
        <table:table-row table:style-name="ro2">
          <table:table-cell table:style-name="ce1" office:value-type="string" table:number-columns-spanned="1" table:number-rows-spanned="2">
            <text:p>n</text:p>
          </table:table-cell>
          <table:table-cell table:style-name="ce6" office:value-type="string">
            <text:p>Рассчет</text:p>
          </table:table-cell>
          <table:table-cell table:style-name="ce11" office:value-type="string">
            <text:p>Измерения</text:p>
          </table:table-cell>
          <table:table-cell/>
          <table:table-cell table:style-name="ce15" office:value-type="string" table:number-columns-spanned="1" table:number-rows-spanned="2">
            <text:p>n</text:p>
          </table:table-cell>
          <table:table-cell table:style-name="ce15" office:value-type="string">
            <text:p>U<text:span text:style-name="T1">0</text:span> = 10 (B)</text:p>
          </table:table-cell>
          <table:table-cell table:style-name="ce15" office:value-type="string">
            <text:p>U<text:span text:style-name="T1">0</text:span> = <text:span text:style-name="T3">∞</text:span></text:p>
          </table:table-cell>
          <table:table-cell table:number-columns-repeated="8"/>
        </table:table-row>
        <table:table-row table:style-name="ro2">
          <table:covered-table-cell table:style-name="ce2" office:value-type="string">
            <text:p>n</text:p>
          </table:covered-table-cell>
          <table:table-cell table:style-name="ce7" office:value-type="string" table:number-columns-spanned="2" table:number-rows-spanned="1">
            <text:p>E<text:span text:style-name="T1">n</text:span><text:span text:style-name="T2"> , эВ</text:span></text:p>
          </table:table-cell>
          <table:covered-table-cell table:style-name="ce7"/>
          <table:table-cell/>
          <table:covered-table-cell table:style-name="ce15" office:value-type="string">
            <text:p>n</text:p>
          </table:covered-table-cell>
          <table:table-cell table:style-name="ce15" office:value-type="string" table:number-columns-spanned="2" table:number-rows-spanned="1">
            <text:p>E<text:span text:style-name="T1">n</text:span><text:span text:style-name="T2"> , эВ</text:span></text:p>
          </table:table-cell>
          <table:covered-table-cell table:style-name="ce15"/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table:formula="of:=SQRT([.$C$1])*([.A4]-1+1/2)" office:value-type="float" office:value="0.316227766016838">
            <text:p>0,3162</text:p>
          </table:table-cell>
          <table:table-cell office:value-type="float" office:value="0.3164">
            <text:p>0,3164</text:p>
          </table:table-cell>
          <table:table-cell/>
          <table:table-cell office:value-type="float" office:value="1">
            <text:p>1</text:p>
          </table:table-cell>
          <table:table-cell office:value-type="float" office:value="0.4145">
            <text:p>0,4145</text:p>
          </table:table-cell>
          <table:table-cell table:formula="of:=PI()^2/8/[.G1]^2" office:value-type="float" office:value="0.548311355616075">
            <text:p>0,5483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table:formula="of:=SQRT([.$C$1])*([.A5]-1+1/2)" office:value-type="float" office:value="0.948683298050514">
            <text:p>0,9487</text:p>
          </table:table-cell>
          <table:table-cell office:value-type="float" office:value="0.9487">
            <text:p>0,9487</text:p>
          </table:table-cell>
          <table:table-cell/>
          <table:table-cell office:value-type="float" office:value="2">
            <text:p>2</text:p>
          </table:table-cell>
          <table:table-cell office:value-type="float" office:value="1.6493">
            <text:p>1,6493</text:p>
          </table:table-cell>
          <table:table-cell table:formula="of:=[.G$4]*([.E5])^2" office:value-type="float" office:value="2.1932454224643">
            <text:p>2,1932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table:formula="of:=SQRT([.$C$1])*([.A6]-1+1/2)" office:value-type="float" office:value="1.58113883008419">
            <text:p>1,5811</text:p>
          </table:table-cell>
          <table:table-cell office:value-type="float" office:value="1.5808">
            <text:p>1,5808</text:p>
          </table:table-cell>
          <table:table-cell/>
          <table:table-cell office:value-type="float" office:value="3">
            <text:p>3</text:p>
          </table:table-cell>
          <table:table-cell office:value-type="float" office:value="3.6666">
            <text:p>3,6666</text:p>
          </table:table-cell>
          <table:table-cell table:formula="of:=[.G$4]*([.E6])^2" office:value-type="float" office:value="4.93480220054468">
            <text:p>4,9348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table:formula="of:=SQRT([.$C$1])*([.A7]-1+1/2)" office:value-type="float" office:value="2.21359436211787">
            <text:p>2,2136</text:p>
          </table:table-cell>
          <table:table-cell office:value-type="float" office:value="2.2136">
            <text:p>2,2136</text:p>
          </table:table-cell>
          <table:table-cell/>
          <table:table-cell office:value-type="float" office:value="4">
            <text:p>4</text:p>
          </table:table-cell>
          <table:table-cell office:value-type="float" office:value="6.3831">
            <text:p>6,3831</text:p>
          </table:table-cell>
          <table:table-cell table:formula="of:=[.G$4]*([.E7])^2" office:value-type="float" office:value="8.77298168985721">
            <text:p>8,7730</text:p>
          </table:table-cell>
          <table:table-cell table:number-columns-repeated="8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9" table:formula="of:=SQRT([.$C$1])*([.A8]-1+1/2)" office:value-type="float" office:value="2.84604989415154">
            <text:p>2,8460</text:p>
          </table:table-cell>
          <table:table-cell table:style-name="ce13" office:value-type="float" office:value="2.8456">
            <text:p>2,8456</text:p>
          </table:table-cell>
          <table:table-cell/>
          <table:table-cell office:value-type="float" office:value="5">
            <text:p>5</text:p>
          </table:table-cell>
          <table:table-cell office:value-type="float" office:value="9.4522">
            <text:p>9,4522</text:p>
          </table:table-cell>
          <table:table-cell table:formula="of:=[.G$4]*([.E8])^2" office:value-type="float" office:value="13.7077838904019">
            <text:p>13,7078</text:p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4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3">23.10.2015</text:date>, <text:time>13:15:2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Егор Клёнин</meta:initial-creator>
    <meta:creation-date>2015-10-09T12:12:43.44</meta:creation-date>
    <meta:generator>OpenOffice/4.1.1$Win32 OpenOffice.org_project/411m6$Build-9775</meta:generator>
    <dc:date>2015-10-23T13:15:20.95</dc:date>
    <dc:creator>Егор Клёнин</dc:creator>
    <meta:editing-duration>PT20H40M46S</meta:editing-duration>
    <meta:editing-cycles>10</meta:editing-cycles>
    <meta:document-statistic meta:table-count="1" meta:cell-count="44" meta:object-count="0"/>
  </office:meta>
</office:document-meta>
</file>